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55000000DDEAA7A00DE42DB67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326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12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d8492" style:font-size-asian="12pt" style:font-size-complex="12pt"/>
    </style:style>
    <style:style style:name="P13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14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size-complex="12pt"/>
    </style:style>
    <style:style style:name="P15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2ebfc" style:font-size-asian="12pt" style:font-style-asian="italic" style:font-size-complex="12pt" style:font-style-complex="italic"/>
    </style:style>
    <style:style style:name="P16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1pt" officeooo:paragraph-rsid="0019fccc" style:font-size-asian="11pt" style:font-size-complex="11pt"/>
    </style:style>
    <style:style style:name="P17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1pt" officeooo:rsid="0004a652" officeooo:paragraph-rsid="0019fccc" style:font-size-asian="11pt" style:font-size-complex="11pt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22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223bc6" officeooo:paragraph-rsid="00223bc6" style:font-name-asian="Calibri1" style:font-size-asian="11pt" style:font-weight-asian="bold" style:font-name-complex="Calibri1" style:font-size-complex="1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25" style:family="paragraph" style:parent-style-name="Standard">
      <style:text-properties style:font-name="Times New Roman" fo:font-size="11pt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29" style:family="paragraph" style:parent-style-name="Standard">
      <style:paragraph-properties fo:break-before="auto" fo:break-after="auto"/>
      <style:text-properties style:font-name="Times New Roman" fo:font-size="12pt" style:font-size-asian="12pt" style:font-size-complex="12pt"/>
    </style:style>
    <style:style style:name="P30" style:family="paragraph" style:parent-style-name="Standard">
      <style:text-properties style:font-name="Times New Roman" fo:font-size="12pt" officeooo:rsid="0019fccc" officeooo:paragraph-rsid="0019fccc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bccc"/>
    </style:style>
    <style:style style:name="T7" style:family="text">
      <style:text-properties officeooo:rsid="0018effa"/>
    </style:style>
    <style:style style:name="T8" style:family="text">
      <style:text-properties officeooo:rsid="00198f9a"/>
    </style:style>
    <style:style style:name="T9" style:family="text">
      <style:text-properties style:font-name-complex="Times New Roman1"/>
    </style:style>
    <style:style style:name="T10" style:family="text">
      <style:text-properties officeooo:rsid="0004a652" style:font-name-complex="Times New Roman1"/>
    </style:style>
    <style:style style:name="T11" style:family="text">
      <style:text-properties officeooo:rsid="001bf161" style:font-name-complex="Times New Roman1"/>
    </style:style>
    <style:style style:name="T12" style:family="text">
      <style:text-properties officeooo:rsid="001db648" style:font-name-complex="Times New Roman1"/>
    </style:style>
    <style:style style:name="T13" style:family="text">
      <style:text-properties officeooo:rsid="00212bf0"/>
    </style:style>
    <style:style style:name="T14" style:family="text">
      <style:text-properties officeooo:rsid="0021c488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NAMA MATA KULIAH</text:p>
          </table:table-cell>
          <table:table-cell table:style-name="Table1.A1" office:value-type="string">
            <text:p text:style-name="P19">Komunikasi Data</text:p>
          </table:table-cell>
          <table:table-cell table:style-name="Table1.C1" office:value-type="string">
            <text:p text:style-name="P22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24">KODE MATA KULIAH</text:p>
          </table:table-cell>
          <table:table-cell table:style-name="Table1.A1" office:value-type="string">
            <text:p text:style-name="P10">TE201417</text:p>
          </table:table-cell>
          <table:table-cell table:style-name="Table1.C8" table:number-rows-spanned="7" office:value-type="string">
            <text:list xml:id="list1864162451" text:style-name="L1">
              <text:list-item>
                <text:p text:style-name="P26"><text:span text:style-name="T14">Mahasiswa mampu memahami konsep komunikasi data (C2, P1, A1)</text:span></text:p>
              </text:list-item>
              <text:list-item>
                <text:p text:style-name="P26">Mahasiswa mampu memahami konsep dan arsitektur protokol TCP/IP dan model OSI (C2, P1, A1)</text:p>
              </text:list-item>
              <text:list-item>
                <text:p text:style-name="P26">Mahasiswa mampu memahami konsep transmisi data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4">SEMESTER/ SKS</text:p>
          </table:table-cell>
          <table:table-cell table:style-name="Table1.A1" office:value-type="string">
            <text:p text:style-name="P20">IV / 2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24">TANGGAL UJIAN </text:p>
          </table:table-cell>
          <table:table-cell table:style-name="Table1.A1" office:value-type="string">
            <text:p text:style-name="P20">25 <text:span text:style-name="T8">Maret</text:span><text:span text:style-name="T7"> 2022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24">WAKTU UJIAN</text:p>
          </table:table-cell>
          <table:table-cell table:style-name="Table1.A1" office:value-type="string">
            <text:p text:style-name="P21">60 <text:span text:style-name="T8">Menit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24">RUANG</text:p>
          </table:table-cell>
          <table:table-cell table:style-name="Table1.A1" office:value-type="string">
            <text:p text:style-name="P23">F304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24">JENIS UJIAN</text:p>
          </table:table-cell>
          <table:table-cell table:style-name="Table1.A1" office:value-type="string">
            <text:p text:style-name="P19">Tertutup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24">DOSEN PENGAMPU</text:p>
          </table:table-cell>
          <table:table-cell table:style-name="Table1.A1" office:value-type="string">
            <text:p text:style-name="P19">Mifta Nur Farid, S.T. M.T.</text:p>
          </table:table-cell>
          <table:covered-table-cell table:style-name="Table1.C8"/>
        </table:table-row>
      </table:table>
      <text:p text:style-name="P29"/>
      <text:p text:style-name="P30">Jawablah soal-soal berikut ini dengan baik dan benar.</text:p>
      <text:list xml:id="list4187997437" text:style-name="WWNum1">
        <text:list-item>
          <text:p text:style-name="P14"><text:span text:style-name="T11">Gambarkan dan j</text:span><text:span text:style-name="T9">elaskan model komunikasi data sederhana!</text:span></text:p>
        </text:list-item>
        <text:list-item>
          <text:p text:style-name="P11"><text:span text:style-name="T9">Jelaskan perbedaan sistem transmisi point-to-point dan multipoint!</text:span></text:p>
        </text:list-item>
        <text:list-item>
          <text:p text:style-name="P11"><text:span text:style-name="T9">Jelaskan perbedaan sistem transmisi simplex, half duplex dan full duplex!</text:span></text:p>
        </text:list-item>
        <text:list-item>
          <text:p text:style-name="P12"><text:span text:style-name="T9">Gambarkan dan jelaskan arsitektur dari protokol OSI</text:span><text:span text:style-name="T10">!</text:span></text:p>
        </text:list-item>
        <text:list-item>
          <text:p text:style-name="P11"><text:span text:style-name="T9">Apa yang di</text:span><text:span text:style-name="T10">m</text:span><text:span text:style-name="T9">aksud dengan gangguan transmisi? </text:span><text:span text:style-name="T12">G</text:span><text:span text:style-name="T9">ambarkan <text:s/>proses terjadinya gangguan transmisi pada sinyal informas</text:span><text:span text:style-name="T12">i!</text:span></text:p>
        </text:list-item>
        <text:list-item>
          <text:p text:style-name="P14"><text:span text:style-name="T9">Jelaskan perbedaan antara repeater dan amplifier!</text:span></text:p>
        </text:list-item>
        <text:list-item>
          <text:p text:style-name="P14">Jika bandwidth dari media transmisi adalah 2 kHz, berapakah data rate maksimum yang dapat dicapai?</text:p>
        </text:list-item>
        <text:list-item>
          <text:p text:style-name="P11"><text:span text:style-name="T9">Data digital ditransmisikan menggunakan PSTN dimana bandwidth dari PSTN tersebut adalah 3000 Hz. Berapa level per signaling element yang dibutuhkan modem untuk menaikkan data transfer rate maksimum menjadi 18000 bps?</text:span></text:p>
        </text:list-item>
      </text:list>
      <text:p text:style-name="P13"><text:span text:style-name="T9"/></text:p>
      <text:p text:style-name="P15"><text:span text:style-name="T9">~ Selamat Mengerjakan ~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MP6" style:family="paragraph" style:parent-style-name="Standard">
      <style:paragraph-properties fo:margin-top="0cm" fo:margin-bottom="0cm" style:contextual-spacing="false" fo:line-height="100%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officeooo:rsid="0018bccc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4">KUIS 1</text:p>
              <text:p text:style-name="MP5"><text:span text:style-name="MT1">PROGRAM STUDI </text:span><text:span text:style-name="MT2">TEKNIK ELEKTRO</text:span></text:p>
              <text:p text:style-name="MP5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6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Tgl. Terbit</text:p>
            </table:table-cell>
            <table:table-cell table:style-name="Table3.D1" office:value-type="string">
              <text:p text:style-name="MP6">: </text:p>
            </table:table-cell>
            <table:table-cell table:style-name="Table3.E1" office:value-type="string">
              <text:p text:style-name="MP6"><text:span text:style-name="MT5">25</text:span>/<text:span text:style-name="MT5">03</text:span>/<text:span text:style-name="MT5">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0<text:span text:style-name="MT5">`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Hal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9">SILABUS</text:p>
              <text:p text:style-name="MP10"><text:span text:style-name="MT1">PROGRAM STUDI </text:span><text:span text:style-name="MT6">XXXXX</text:span></text:p>
              <text:p text:style-name="MP11">Tahun ajaran 2020 - 2025</text:p>
            </table:table-cell>
            <table:table-cell table:style-name="Table4.C1" office:value-type="string">
              <text:p text:style-name="MP6">No. Dok.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7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Tgl. Terbit</text:p>
            </table:table-cell>
            <table:table-cell table:style-name="Table4.D1" office:value-type="string">
              <text:p text:style-name="MP6">: </text:p>
            </table:table-cell>
            <table:table-cell table:style-name="Table4.E1" office:value-type="string">
              <text:p text:style-name="MP6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Hal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2.5.2.0$Linux_X86_64 LibreOffice_project/20$Build-2</meta:generator>
    <dc:date>2022-03-25T14:26:19.364906352</dc:date>
    <dc:creator>Mifta Nur Farid</dc:creator>
    <meta:editing-duration>PT1H55M10S</meta:editing-duration>
    <meta:editing-cycles>13</meta:editing-cycles>
    <meta:printed-by>Mifta Nur Farid</meta:printed-by>
    <meta:print-date>2022-03-25T13:33:50.168425997</meta:print-date>
    <meta:document-statistic meta:table-count="3" meta:image-count="2" meta:object-count="0" meta:page-count="1" meta:paragraph-count="60" meta:word-count="240" meta:character-count="1483" meta:non-whitespace-character-count="1306"/>
  </office:meta>
</office:document-meta>
</file>